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fa900" officeooo:paragraph-rsid="000fa900"/>
    </style:style>
    <style:style style:name="P2" style:family="paragraph" style:parent-style-name="Preformatted_20_Text">
      <style:text-properties officeooo:rsid="000bc54e" officeooo:paragraph-rsid="000fa900"/>
    </style:style>
    <style:style style:name="P3" style:family="paragraph" style:parent-style-name="Preformatted_20_Text">
      <style:text-properties fo:font-weight="bold" officeooo:rsid="000fa900" officeooo:paragraph-rsid="000fa900" style:font-weight-asian="bold" style:font-weight-complex="bold"/>
    </style:style>
    <style:style style:name="P4" style:family="paragraph" style:parent-style-name="Preformatted_20_Text">
      <style:text-properties fo:font-size="12pt" fo:font-weight="bold" officeooo:rsid="000fa900" officeooo:paragraph-rsid="000fa900" style:font-size-asian="12pt" style:font-weight-asian="bold" style:font-size-complex="12pt" style:font-weight-complex="bold"/>
    </style:style>
    <style:style style:name="T1" style:family="text">
      <style:text-properties officeooo:rsid="000fa900"/>
    </style:style>
    <style:style style:name="T2" style:family="text">
      <style:text-properties officeooo:rsid="000bc5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ct – Internal Enterprise System</text:p>
      <text:p text:style-name="P3"/>
      <text:p text:style-name="P3"/>
      <text:p text:style-name="P3">1. Business analysis and analysis of given input (actuality of the chosen problem)</text:p>
      <text:p text:style-name="P1"/>
      <text:p text:style-name="P1">Internal Enterprise Scoring System <text:tab/>is a tool to get a feedback about employes from coworkers who have <text:s/>participated in the same project.</text:p>
      <text:p text:style-name="P1">Besides the common company's vision and goals, it is possible to motivate employees to bring better performance by rewarding employees according to their scores which are assigned from feedback.</text:p>
      <text:p text:style-name="P1">As well as company's management can use this feedback to evaluate person for any other aproppriate possition.</text:p>
      <text:p text:style-name="P1"/>
      <text:p text:style-name="P1"/>
      <text:p text:style-name="P1"/>
      <text:p text:style-name="P3">2. Project planning (used workload management approach and used tools)</text:p>
      <text:p text:style-name="P1">Project – Internal Enterprise System</text:p>
      <text:p text:style-name="P1">Web application for enterprise</text:p>
      <text:p text:style-name="P1">Fun<text:span text:style-name="T2">ctionality:</text:span></text:p>
      <text:p text:style-name="P2"><text:span text:style-name="T1">P</text:span>rovide <text:s/>internal feedback for employees, <text:span text:style-name="T1">assigning</text:span> score depending on the feedback received</text:p>
      <text:p text:style-name="P1"><text:tab/></text:p>
      <text:p text:style-name="P1">Project planning and organizing maintained using GitHub-Project-ToDo list, </text:p>
      <text:p text:style-name="P1">For internal communication performed team meetings and virtually used cross platform chat application – Discord.</text:p>
      <text:p text:style-name="P1"><text:tab/></text:p>
      <text:p text:style-name="P3"><text:tab/></text:p>
      <text:p text:style-name="P3"/>
      <text:p text:style-name="P3">3. System overall design (chosen frameworks, libraries and high level code structure)</text:p>
      <text:p text:style-name="P3"/>
      <text:p text:style-name="P1">Java project on Maven basis using Model View Controller architecture. </text:p>
      <text:p text:style-name="P1">Project Initialized using Spring Initializr, a quickstart generator for Spring projects (https://start.spring.io/)</text:p>
      <text:p text:style-name="P1">Used frameworks: <text:tab/></text:p>
      <text:p text:style-name="P1">- Spring Boot<text:tab/><text:tab/></text:p>
      <text:p text:style-name="P1">Database: <text:tab/><text:tab/></text:p>
      <text:p text:style-name="P1">- MySQL</text:p>
      <text:p text:style-name="P1">Thymeleaf used as a template engine</text:p>
      <text:p text:style-name="P1">Hypertext Markup Language (HTML) used <text:s/>to display content in a web browser. Assisted by Cascading Style Sheets (CSS) </text:p>
      <text:p text:style-name="P1"/>
      <text:p text:style-name="P1"/>
      <text:p text:style-name="P1"/>
      <text:p text:style-name="P3">&gt; Future vision for this project:</text:p>
      <text:p text:style-name="P1"/>
      <text:p text:style-name="P1">Project could be extended by implementing more features to rate, <text:s/>regarding to a specific departament. For example technical issues, security issues, organizational issues, environmental issues.</text:p>
      <text:p text:style-name="P1">Features as compliments section and <text:s/>surveys could be added. </text:p>
      <text:p text:style-name="P1">After processing received feedbacks in form of surveys - workshops, team building events or stress relief activities could be implemented,environmental improvement could be made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2T17:51:51.763604704</dc:date>
    <meta:editing-duration>PT5M50S</meta:editing-duration>
    <meta:editing-cycles>1</meta:editing-cycles>
    <meta:document-statistic meta:table-count="0" meta:image-count="0" meta:object-count="0" meta:page-count="1" meta:paragraph-count="28" meta:word-count="268" meta:character-count="1929" meta:non-whitespace-character-count="1663"/>
    <meta:generator>LibreOffice/5.1.6.2$Linux_X86_64 LibreOffice_project/10m0$Build-2</meta:generator>
  </office:meta>
</office:document-meta>
</file>